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Droid Sans Mono" svg:font-family="'Droid Sans Mono', monospace, monospace"/>
    <style:font-face style:name="Lohit Devanagari"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38e3e5" officeooo:paragraph-rsid="0038e3e5"/>
    </style:style>
    <style:style style:name="P2" style:family="paragraph" style:parent-style-name="Standard">
      <style:text-properties style:font-name="sans-serif" officeooo:rsid="0037a195" officeooo:paragraph-rsid="003719b1"/>
    </style:style>
    <style:style style:name="P3" style:family="paragraph" style:parent-style-name="Standard">
      <style:text-properties style:font-name="sans-serif" officeooo:rsid="0038e3e5" officeooo:paragraph-rsid="0038e3e5"/>
    </style:style>
    <style:style style:name="P4" style:family="paragraph" style:parent-style-name="Standard">
      <style:text-properties style:font-name="sans-serif" officeooo:rsid="0039b4e0" officeooo:paragraph-rsid="003cb582"/>
    </style:style>
    <style:style style:name="P5" style:family="paragraph" style:parent-style-name="Standard">
      <style:text-properties style:font-name="sans-serif" officeooo:rsid="0039b4e0" officeooo:paragraph-rsid="0038e3e5"/>
    </style:style>
    <style:style style:name="P6" style:family="paragraph" style:parent-style-name="Standard">
      <style:text-properties style:font-name="sans-serif" officeooo:rsid="0039b4e0" officeooo:paragraph-rsid="0039b4e0"/>
    </style:style>
    <style:style style:name="P7" style:family="paragraph" style:parent-style-name="Standard">
      <style:text-properties style:font-name="sans-serif" officeooo:rsid="003cb582" officeooo:paragraph-rsid="003cb582"/>
    </style:style>
    <style:style style:name="P8" style:family="paragraph" style:parent-style-name="Standard">
      <style:text-properties style:font-name="sans-serif" officeooo:rsid="003e8d95" officeooo:paragraph-rsid="003e8d95"/>
    </style:style>
    <style:style style:name="P9" style:family="paragraph" style:parent-style-name="Standard">
      <style:text-properties style:font-name="sans-serif" officeooo:rsid="00411504" officeooo:paragraph-rsid="00411504"/>
    </style:style>
    <style:style style:name="P10" style:family="paragraph" style:parent-style-name="Standard">
      <style:text-properties style:font-name="sans-serif" officeooo:rsid="0042dd62" officeooo:paragraph-rsid="0042dd62"/>
    </style:style>
    <style:style style:name="P11" style:family="paragraph" style:parent-style-name="Standard">
      <style:text-properties style:font-name="sans-serif" officeooo:rsid="0042dd62" officeooo:paragraph-rsid="00452e84"/>
    </style:style>
    <style:style style:name="P12" style:family="paragraph" style:parent-style-name="Standard">
      <style:text-properties style:font-name="sans-serif" officeooo:rsid="0042dd62" officeooo:paragraph-rsid="0046b36a"/>
    </style:style>
    <style:style style:name="P13" style:family="paragraph" style:parent-style-name="Standard">
      <style:text-properties style:font-name="sans-serif" officeooo:rsid="0042dd62" officeooo:paragraph-rsid="00489fef"/>
    </style:style>
    <style:style style:name="P14" style:family="paragraph" style:parent-style-name="Standard">
      <style:text-properties style:font-name="sans-serif" officeooo:rsid="00452e84" officeooo:paragraph-rsid="00452e84"/>
    </style:style>
    <style:style style:name="P15" style:family="paragraph" style:parent-style-name="Standard">
      <style:text-properties style:font-name="sans-serif" officeooo:rsid="00489fef" officeooo:paragraph-rsid="00489fef"/>
    </style:style>
    <style:style style:name="P16" style:family="paragraph" style:parent-style-name="Standard">
      <style:text-properties style:font-name="sans-serif" officeooo:rsid="00489fef" officeooo:paragraph-rsid="004959f7"/>
    </style:style>
    <style:style style:name="P17" style:family="paragraph" style:parent-style-name="Standard">
      <style:text-properties style:font-name="sans-serif" officeooo:rsid="00489fef" officeooo:paragraph-rsid="004ea9bc"/>
    </style:style>
    <style:style style:name="P18" style:family="paragraph" style:parent-style-name="Standard">
      <style:text-properties style:font-name="sans-serif" officeooo:rsid="004959f7" officeooo:paragraph-rsid="004959f7"/>
    </style:style>
    <style:style style:name="P19" style:family="paragraph" style:parent-style-name="Standard">
      <style:text-properties style:font-name="sans-serif" officeooo:rsid="0049ae57" officeooo:paragraph-rsid="0049ae57"/>
    </style:style>
    <style:style style:name="P20" style:family="paragraph" style:parent-style-name="Standard">
      <style:text-properties style:font-name="sans-serif" officeooo:rsid="0049ae57" officeooo:paragraph-rsid="004ea9bc"/>
    </style:style>
    <style:style style:name="P21" style:family="paragraph" style:parent-style-name="Standard">
      <style:text-properties style:font-name="sans-serif" officeooo:rsid="004fdb12" officeooo:paragraph-rsid="004fdb12"/>
    </style:style>
    <style:style style:name="P22" style:family="paragraph" style:parent-style-name="Standard">
      <style:text-properties officeooo:paragraph-rsid="0042dd62"/>
    </style:style>
    <style:style style:name="P23" style:family="paragraph" style:parent-style-name="Standard">
      <style:text-properties officeooo:paragraph-rsid="00452e84"/>
    </style:style>
    <style:style style:name="P24" style:family="paragraph" style:parent-style-name="Standard">
      <style:text-properties officeooo:paragraph-rsid="00489fef"/>
    </style:style>
    <style:style style:name="P25" style:family="paragraph" style:parent-style-name="Standard">
      <style:paragraph-properties style:line-height-at-least="0.503cm"/>
      <style:text-properties fo:color="#cccccc" style:font-name="Droid Sans Mono" fo:font-size="10.5pt" fo:font-weight="normal" fo:background-color="#1f1f1f"/>
    </style:style>
    <style:style style:name="P26" style:family="paragraph" style:parent-style-name="Standard">
      <style:text-properties fo:color="#4ec9b0" style:font-name="Droid Sans Mono" fo:font-size="10.5pt" fo:font-weight="normal" officeooo:paragraph-rsid="0049ae57" fo:background-color="#1f1f1f"/>
    </style:style>
    <style:style style:name="P27" style:family="paragraph" style:parent-style-name="Standard">
      <style:text-properties officeooo:paragraph-rsid="004959f7"/>
    </style:style>
    <style:style style:name="P28" style:family="paragraph" style:parent-style-name="Standard">
      <style:text-properties fo:color="#c9211e" style:font-name="sans-serif" officeooo:rsid="00489fef" officeooo:paragraph-rsid="004959f7"/>
    </style:style>
    <style:style style:name="P29" style:family="paragraph" style:parent-style-name="Standard">
      <style:text-properties officeooo:paragraph-rsid="004ea9bc"/>
    </style:style>
    <style:style style:name="P30" style:family="paragraph" style:parent-style-name="Standard" style:master-page-name="Standard">
      <style:paragraph-properties style:page-number="auto"/>
      <style:text-properties style:font-name="sans-serif" officeooo:rsid="003719b1" officeooo:paragraph-rsid="003719b1"/>
    </style:style>
    <style:style style:name="P31" style:family="paragraph" style:parent-style-name="Standard">
      <style:text-properties officeooo:paragraph-rsid="004fdb12"/>
    </style:style>
    <style:style style:name="P32" style:family="paragraph" style:parent-style-name="Standard">
      <style:text-properties officeooo:rsid="0053d4bc" officeooo:paragraph-rsid="0053d4bc"/>
    </style:style>
    <style:style style:name="P33" style:family="paragraph" style:parent-style-name="Standard">
      <style:text-properties style:font-name="sans-serif" officeooo:rsid="00489fef" officeooo:paragraph-rsid="00489fef"/>
    </style:style>
    <style:style style:name="P34" style:family="paragraph" style:parent-style-name="Standard">
      <style:text-properties style:font-name="sans-serif" officeooo:rsid="00411504" officeooo:paragraph-rsid="00411504"/>
    </style:style>
    <style:style style:name="P35" style:family="paragraph" style:parent-style-name="Standard">
      <style:text-properties style:font-name="sans-serif" officeooo:rsid="005c2a13" officeooo:paragraph-rsid="005c2a13"/>
    </style:style>
    <style:style style:name="P36" style:family="paragraph" style:parent-style-name="Standard">
      <style:text-properties officeooo:paragraph-rsid="0053d4bc"/>
    </style:style>
    <style:style style:name="P37" style:family="paragraph" style:parent-style-name="Standard">
      <style:text-properties fo:color="#c9211e" officeooo:paragraph-rsid="004fdb12"/>
    </style:style>
    <style:style style:name="P38" style:family="paragraph" style:parent-style-name="Standard">
      <style:text-properties officeooo:rsid="0056c0ff" officeooo:paragraph-rsid="0056c0ff"/>
    </style:style>
    <style:style style:name="P39" style:family="paragraph" style:parent-style-name="Standard">
      <style:text-properties officeooo:rsid="005c2a13" officeooo:paragraph-rsid="005c2a13"/>
    </style:style>
    <style:style style:name="P40" style:family="paragraph" style:parent-style-name="Standard">
      <style:text-properties officeooo:rsid="005c2a13" officeooo:paragraph-rsid="005c2a13" fo:background-color="#ffff00"/>
    </style:style>
    <style:style style:name="P41" style:family="paragraph" style:parent-style-name="Standard">
      <style:text-properties officeooo:paragraph-rsid="00452e84"/>
    </style:style>
    <style:style style:name="P42" style:family="paragraph" style:parent-style-name="Standard">
      <style:text-properties officeooo:paragraph-rsid="005c2a13"/>
    </style:style>
    <style:style style:name="P43" style:family="paragraph" style:parent-style-name="Standard">
      <style:text-properties officeooo:rsid="005d23e0" officeooo:paragraph-rsid="005d23e0"/>
    </style:style>
    <style:style style:name="P44" style:family="paragraph" style:parent-style-name="Standard">
      <style:text-properties officeooo:rsid="005f08bf" officeooo:paragraph-rsid="005f08bf"/>
    </style:style>
    <style:style style:name="P45" style:family="paragraph" style:parent-style-name="Standard">
      <style:text-properties officeooo:paragraph-rsid="005f08bf"/>
    </style:style>
    <style:style style:name="T1" style:family="text">
      <style:text-properties style:font-name="sans-serif"/>
    </style:style>
    <style:style style:name="T2" style:family="text">
      <style:text-properties style:font-name="sans-serif" officeooo:rsid="003817cd"/>
    </style:style>
    <style:style style:name="T3" style:family="text">
      <style:text-properties style:font-name="sans-serif" officeooo:rsid="0042dd62"/>
    </style:style>
    <style:style style:name="T4" style:family="text">
      <style:text-properties style:font-name="sans-serif" officeooo:rsid="00411504"/>
    </style:style>
    <style:style style:name="T5" style:family="text">
      <style:text-properties style:font-name="sans-serif" officeooo:rsid="0046b36a"/>
    </style:style>
    <style:style style:name="T6" style:family="text">
      <style:text-properties style:font-name="sans-serif" officeooo:rsid="00489fef"/>
    </style:style>
    <style:style style:name="T7" style:family="text">
      <style:text-properties style:font-name="sans-serif" officeooo:rsid="004959f7"/>
    </style:style>
    <style:style style:name="T8" style:family="text">
      <style:text-properties style:font-name="sans-serif" fo:background-color="#ffff00" loext:char-shading-value="0"/>
    </style:style>
    <style:style style:name="T9" style:family="text">
      <style:text-properties style:font-name="sans-serif" officeooo:rsid="00489fef" fo:background-color="#ffff00" loext:char-shading-value="0"/>
    </style:style>
    <style:style style:name="T10" style:family="text">
      <style:text-properties style:font-name="sans-serif" officeooo:rsid="00411504" fo:background-color="#ffff00" loext:char-shading-value="0"/>
    </style:style>
    <style:style style:name="T11" style:family="text">
      <style:text-properties style:font-name="sans-serif" fo:background-color="#ffff00" loext:char-shading-value="0"/>
    </style:style>
    <style:style style:name="T12" style:family="text">
      <style:text-properties style:font-name="sans-serif" officeooo:rsid="0053d4bc" fo:background-color="#ffff00" loext:char-shading-value="0"/>
    </style:style>
    <style:style style:name="T13" style:family="text">
      <style:text-properties style:font-name="sans-serif" officeooo:rsid="00452e84" fo:background-color="#ffff00" loext:char-shading-value="0"/>
    </style:style>
    <style:style style:name="T14" style:family="text">
      <style:text-properties style:font-name="sans-serif" officeooo:rsid="004ea9bc" fo:background-color="#ffff00" loext:char-shading-value="0"/>
    </style:style>
    <style:style style:name="T15" style:family="text">
      <style:text-properties style:font-name="sans-serif" officeooo:rsid="005c2a13" fo:background-color="#ffff00" loext:char-shading-value="0"/>
    </style:style>
    <style:style style:name="T16" style:family="text">
      <style:text-properties style:font-name="sans-serif" officeooo:rsid="00535800" fo:background-color="#ffff00" loext:char-shading-value="0"/>
    </style:style>
    <style:style style:name="T17" style:family="text">
      <style:text-properties style:font-name="sans-serif" officeooo:rsid="00535800" fo:background-color="#ffff00" loext:char-shading-value="0"/>
    </style:style>
    <style:style style:name="T18" style:family="text">
      <style:text-properties style:font-name="sans-serif" officeooo:rsid="004ea9bc"/>
    </style:style>
    <style:style style:name="T19" style:family="text">
      <style:text-properties style:font-name="sans-serif" officeooo:rsid="004fdb12"/>
    </style:style>
    <style:style style:name="T20" style:family="text">
      <style:text-properties style:font-name="sans-serif" officeooo:rsid="0052a09e"/>
    </style:style>
    <style:style style:name="T21" style:family="text">
      <style:text-properties style:font-name="sans-serif" officeooo:rsid="00535800"/>
    </style:style>
    <style:style style:name="T22" style:family="text">
      <style:text-properties style:font-name="sans-serif" officeooo:rsid="0053d4bc"/>
    </style:style>
    <style:style style:name="T23" style:family="text">
      <style:text-properties style:font-name="sans-serif" officeooo:rsid="0053f063"/>
    </style:style>
    <style:style style:name="T24" style:family="text">
      <style:text-properties style:font-name="sans-serif" officeooo:rsid="005539f4"/>
    </style:style>
    <style:style style:name="T25" style:family="text">
      <style:text-properties style:font-name="sans-serif" officeooo:rsid="00586d2a"/>
    </style:style>
    <style:style style:name="T26" style:family="text">
      <style:text-properties style:font-name="sans-serif" officeooo:rsid="005c2a13"/>
    </style:style>
    <style:style style:name="T27" style:family="text">
      <style:text-properties style:font-name="sans-serif" officeooo:rsid="005d23e0"/>
    </style:style>
    <style:style style:name="T28" style:family="text">
      <style:text-properties style:font-name="sans-serif" officeooo:rsid="005f08bf"/>
    </style:style>
    <style:style style:name="T29" style:family="text">
      <style:text-properties style:font-name="sans-serif" officeooo:rsid="005faed7"/>
    </style:style>
    <style:style style:name="T30" style:family="text">
      <style:text-properties officeooo:rsid="003e8d95"/>
    </style:style>
    <style:style style:name="T31" style:family="text">
      <style:text-properties officeooo:rsid="00411504"/>
    </style:style>
    <style:style style:name="T32" style:family="text">
      <style:text-properties officeooo:rsid="00452e84"/>
    </style:style>
    <style:style style:name="T33" style:family="text">
      <style:text-properties officeooo:rsid="0046b36a"/>
    </style:style>
    <style:style style:name="T34" style:family="text">
      <style:text-properties officeooo:rsid="00489fef"/>
    </style:style>
    <style:style style:name="T35" style:family="text">
      <style:text-properties officeooo:rsid="004959f7"/>
    </style:style>
    <style:style style:name="T36" style:family="text">
      <style:text-properties officeooo:rsid="0049ae57"/>
    </style:style>
    <style:style style:name="T37" style:family="text">
      <style:text-properties fo:background-color="#ffff00" loext:char-shading-value="0"/>
    </style:style>
    <style:style style:name="T38" style:family="text">
      <style:text-properties officeooo:rsid="00489fef" fo:background-color="#ffff00" loext:char-shading-value="0"/>
    </style:style>
    <style:style style:name="T39" style:family="text">
      <style:text-properties officeooo:rsid="0042dd62"/>
    </style:style>
    <style:style style:name="T40" style:family="text">
      <style:text-properties officeooo:rsid="004ea9bc"/>
    </style:style>
    <style:style style:name="T41" style:family="text">
      <style:text-properties officeooo:rsid="004fdb12"/>
    </style:style>
    <style:style style:name="T42" style:family="text">
      <style:text-properties officeooo:rsid="005f08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erformance:!</text:p>
      <text:p text:style-name="P2"/>
      <text:p text:style-name="P1"><text:span text:style-name="T2">s</text:span><text:span text:style-name="T1">tep – num batches processed per epoch </text:span></text:p>
      <text:p text:style-name="P3">steps per epoch = <text:span text:style-name="T30">num batches =</text:span> epoch size/ batch size – <text:span text:style-name="T30">as weights udpated after every batch</text:span></text:p>
      <text:p text:style-name="P3"/>
      <text:p text:style-name="P4">Batch size – how many samples are processed before updating weights. <text:span text:style-name="T30">So num batches = epoch size/batch size</text:span></text:p>
      <text:p text:style-name="P4"/>
      <text:p text:style-name="P8">epoch size – total num of training samples available for that epoch – <text:span text:style-name="T31">we define this as dataloader generates pairs </text:span></text:p>
      <text:p text:style-name="P7">An epoch is one complete pass through the entire dataset during training </text:p>
      <text:p text:style-name="P4"/>
      <text:p text:style-name="P3">The DataLoader fetches data from the <text:span text:style-name="Source_20_Text">ProgressionDataset</text:span> by calling the <text:span text:style-name="Source_20_Text">__getitem__()</text:span> method for each batch. In <text:span text:style-name="Strong_20_Emphasis">train mode</text:span>, it generates pairs dynamically, and in <text:span text:style-name="Strong_20_Emphasis">validation/test mode</text:span>, it uses predefined image pairs. The transformation applied to images allows for preprocessing, and the DataLoader handles batching, shuffling, and multi-threaded data loading for efficient training.</text:p>
      <text:p text:style-name="P6"/>
      <text:p text:style-name="P9"/>
      <text:p text:style-name="P35"/>
      <text:p text:style-name="P23"><text:span text:style-name="T13">code </text:span><text:span text:style-name="T14">tests – </text:span><text:span text:style-name="T15">TESTS ARE WRONG BECAUSE WE WERE VALIDATING ON TEST DATA NOT VALIDATION DATA :( check pg 8 for correct results </text:span></text:p>
      <text:p text:style-name="P22"><text:span text:style-name="T10">test</text:span><text:span text:style-name="T4">: </text:span><text:span text:style-name="T3">batch size = 32, lr = 3*10e-4, epochs = 10, epoch size = 1400, </text:span></text:p>
      <text:p text:style-name="P10">accuracy = <text:span text:style-name="T32">33.33</text:span></text:p>
      <text:p text:style-name="P10"/>
      <text:p text:style-name="P14">decrease lr <text:span text:style-name="T33">and epoch size to train more quickly </text:span><text:span text:style-name="T36">and not overfit </text:span></text:p>
      <text:p text:style-name="P23"><text:span text:style-name="T10">test</text:span><text:span text:style-name="T4">: </text:span><text:span text:style-name="T3">batch size = 32, lr = </text:span><text:span text:style-name="T5">1</text:span><text:span text:style-name="T3">e-4, epochs = </text:span><text:span text:style-name="T5">15</text:span><text:span text:style-name="T3">, epoch size = </text:span><text:span text:style-name="T5">600</text:span><text:span text:style-name="T3">, </text:span></text:p>
      <text:p text:style-name="P11">accuracy = <text:span text:style-name="T33">37.76</text:span></text:p>
      <text:p text:style-name="P11"/>
      <text:p text:style-name="P11">Writing logs to logs/siamese_CNN/CNN_bn_bs=32_lr=0.0001_run_2</text:p>
      <text:p text:style-name="P11">validation loss: 1.19051, accuracy: 33.33</text:p>
      <text:p text:style-name="P11">epoch: [1], step: [0/19], batch loss: 1.17777, batch accuracy: 25.00, data load time: 0.56330, step time: 0.67404</text:p>
      <text:p text:style-name="P11">validation loss: 1.16058, accuracy: 33.53</text:p>
      <text:p text:style-name="P11">epoch: [2], step: [1/19], batch loss: 1.07334, batch accuracy: 31.25, data load time: 0.00177, step time: 0.65290</text:p>
      <text:p text:style-name="P11">validation loss: 1.13395, accuracy: 29.29</text:p>
      <text:p text:style-name="P11">epoch: [3], step: [2/19], batch loss: 1.01910, batch accuracy: 43.75, data load time: 0.00171, step time: 0.64469</text:p>
      <text:p text:style-name="P11">validation loss: 1.14598, accuracy: 31.98</text:p>
      <text:p text:style-name="P11">epoch: [4], step: [3/19], batch loss: 0.95153, batch accuracy: 62.50, data load time: 0.00176, step time: 0.64847</text:p>
      <text:p text:style-name="P11">validation loss: 1.13978, accuracy: 29.48</text:p>
      <text:p text:style-name="P11">epoch: [5], step: [4/19], batch loss: 0.94743, batch accuracy: 56.25, data load time: 0.00177, step time: 0.65615</text:p>
      <text:p text:style-name="P11">validation loss: 1.14148, accuracy: 31.41</text:p>
      <text:p text:style-name="P11"><text:soft-page-break/>epoch: [6], step: [5/19], batch loss: 0.90943, batch accuracy: 59.38, data load time: 0.00174, step time: 0.68756</text:p>
      <text:p text:style-name="P11">validation loss: 1.16048, accuracy: 30.44</text:p>
      <text:p text:style-name="P11">epoch: [7], step: [6/19], batch loss: 0.96255, batch accuracy: 40.62, data load time: 0.00187, step time: 0.67713</text:p>
      <text:p text:style-name="P11">validation loss: 1.16732, accuracy: 30.64</text:p>
      <text:p text:style-name="P11">epoch: [8], step: [7/19], batch loss: 1.00024, batch accuracy: 53.12, data load time: 0.00189, step time: 0.68301</text:p>
      <text:p text:style-name="P11">validation loss: 1.15687, accuracy: 28.90</text:p>
      <text:p text:style-name="P11">epoch: [9], step: [8/19], batch loss: 0.95278, batch accuracy: 37.50, data load time: 0.00172, step time: 0.67437</text:p>
      <text:p text:style-name="P11">validation loss: 1.13905, accuracy: 34.30</text:p>
      <text:p text:style-name="P11">epoch: [10], step: [9/19], batch loss: 0.84881, batch accuracy: 53.12, data load time: 0.00201, step time: 0.67651</text:p>
      <text:p text:style-name="P11">validation loss: 1.16519, accuracy: 31.41</text:p>
      <text:p text:style-name="P11">epoch: [11], step: [10/19], batch loss: 0.81845, batch accuracy: 50.00, data load time: 0.00173, step time: 0.67626</text:p>
      <text:p text:style-name="P11">validation loss: 1.20926, accuracy: 32.95</text:p>
      <text:p text:style-name="P11">epoch: [12], step: [11/19], batch loss: 0.85016, batch accuracy: 59.38, data load time: 0.00186, step time: 0.68190</text:p>
      <text:p text:style-name="P11">validation loss: 1.20609, accuracy: 36.42</text:p>
      <text:p text:style-name="P11">epoch: [13], step: [12/19], batch loss: 0.82434, batch accuracy: 62.50, data load time: 0.00186, step time: 0.69571</text:p>
      <text:p text:style-name="P11">validation loss: 1.20952, accuracy: 40.85</text:p>
      <text:p text:style-name="P11">epoch: [14], step: [13/19], batch loss: 0.84874, batch accuracy: 65.62, data load time: 0.00187, step time: 0.67053</text:p>
      <text:p text:style-name="P11">validation loss: 1.21976, accuracy: 37.76</text:p>
      <text:p text:style-name="P14"/>
      <text:p text:style-name="P15">validation loss increasing too much – model is too confident and being penalized for wrong guesses on unseen data</text:p>
      <text:p text:style-name="P15"/>
      <text:p text:style-name="P17"><text:s/></text:p>
      <text:p text:style-name="P24"><text:span text:style-name="T5">sixth</text:span><text:span text:style-name="T4"> test: </text:span><text:span text:style-name="T3">batch size = 32, lr = </text:span><text:span text:style-name="T5">1</text:span><text:span text:style-name="T3">e-4, epochs = </text:span><text:span text:style-name="T5">20</text:span><text:span text:style-name="T3">, epoch size = </text:span><text:span text:style-name="T5">750</text:span><text:span text:style-name="T3">, </text:span></text:p>
      <text:p text:style-name="P12">accuracy = <text:span text:style-name="T34">35.84</text:span></text:p>
      <text:p text:style-name="P9">validation loss: 1.50351, accuracy: 38.54</text:p>
      <text:p text:style-name="P9">epoch: [17], step: [11/24], batch loss: 0.50499, batch accuracy: 87.50, data load time: 0.00183, step time: 0.70229</text:p>
      <text:p text:style-name="P9">validation loss: 1.30109, accuracy: 36.03</text:p>
      <text:p text:style-name="P9">epoch: [18], step: [7/24], batch loss: 0.48777, batch accuracy: 84.38, data load time: 0.00175, step time: 0.71768</text:p>
      <text:p text:style-name="P9">validation loss: 1.57919, accuracy: 33.33</text:p>
      <text:p text:style-name="P9">epoch: [19], step: [3/24], batch loss: 0.46496, batch accuracy: 90.62, data load time: 0.00189, step time: 0.71587</text:p>
      <text:p text:style-name="P9">epoch: [19], step: [23/24], batch loss: 0.70489, batch accuracy: 78.57, data load time: 0.00081, step time: 0.30641</text:p>
      <text:p text:style-name="P9">validation loss: 1.53623, accuracy: 35.84</text:p>
      <text:p text:style-name="P9"/>
      <text:p text:style-name="P9"/>
      <text:p text:style-name="P15">so reduce epoch <text:span text:style-name="T40">size</text:span></text:p>
      <text:p text:style-name="P24"><text:soft-page-break/><text:span text:style-name="T9">test</text:span><text:span text:style-name="T6">: </text:span><text:span text:style-name="T3">batch size = 32, lr = </text:span><text:span text:style-name="T5">1</text:span><text:span text:style-name="T3">e-4, epochs = </text:span><text:span text:style-name="T5">20</text:span><text:span text:style-name="T3">, epoch size = </text:span><text:span text:style-name="T6">300</text:span><text:span text:style-name="T3">, </text:span></text:p>
      <text:p text:style-name="P13">accuracy <text:span text:style-name="T34">low, too low epoch size </text:span></text:p>
      <text:p text:style-name="P13"/>
      <text:p text:style-name="P13"/>
      <text:p text:style-name="P16"><text:span text:style-name="T37">test</text:span>:<text:span text:style-name="T35">batch size = 32, lr = 1e-4, epochs = 15, epoch size = 500</text:span></text:p>
      <text:p text:style-name="P18"/>
      <text:p text:style-name="P18">validation loss: 1.12017, accuracy: 33.33</text:p>
      <text:p text:style-name="P18">epoch: [1], step: [3/16], batch loss: 0.95792, batch accuracy: 59.38, data load time: 0.00171, step time: 0.64628</text:p>
      <text:p text:style-name="P18">validation loss: 1.24966, accuracy: 33.53</text:p>
      <text:p text:style-name="P18">epoch: [2], step: [7/16], batch loss: 1.06836, batch accuracy: 43.75, data load time: 0.00177, step time: 0.66963</text:p>
      <text:p text:style-name="P18">validation loss: 1.28311, accuracy: 32.95</text:p>
      <text:p text:style-name="P18">epoch: [3], step: [11/16], batch loss: 1.05969, batch accuracy: 37.50, data load time: 0.00182, step time: 0.66068</text:p>
      <text:p text:style-name="P18">validation loss: 1.20472, accuracy: 29.09</text:p>
      <text:p text:style-name="P18">epoch: [4], step: [15/16], batch loss: 1.02285, batch accuracy: 45.00, data load time: 0.00114, step time: 0.41021</text:p>
      <text:p text:style-name="P18">validation loss: 1.15446, accuracy: 31.60</text:p>
      <text:p text:style-name="P18">validation loss: 1.18173, accuracy: 34.68</text:p>
      <text:p text:style-name="P18">epoch: [6], step: [3/16], batch loss: 0.97248, batch accuracy: 43.75, data load time: 0.00176, step time: 0.68991</text:p>
      <text:p text:style-name="P18">validation loss: 1.14268, accuracy: 32.76</text:p>
      <text:p text:style-name="P18">epoch: [7], step: [7/16], batch loss: 0.98467, batch accuracy: 53.12, data load time: 0.00190, step time: 0.67923</text:p>
      <text:p text:style-name="P18">validation loss: 1.16864, accuracy: 31.79</text:p>
      <text:p text:style-name="P18">epoch: [8], step: [11/16], batch loss: 1.02814, batch accuracy: 43.75, data load time: 0.00174, step time: 0.67085</text:p>
      <text:p text:style-name="P18">validation loss: 1.18494, accuracy: 34.30</text:p>
      <text:p text:style-name="P18">epoch: [9], step: [15/16], batch loss: 1.00842, batch accuracy: 50.00, data load time: 0.00140, step time: 0.42279</text:p>
      <text:p text:style-name="P18">validation loss: 1.14245, accuracy: 31.41</text:p>
      <text:p text:style-name="P18">validation loss: 1.16788, accuracy: 34.87</text:p>
      <text:p text:style-name="P18">epoch: [11], step: [3/16], batch loss: 0.78987, batch accuracy: 65.62, data load time: 0.00184, step time: 0.67323</text:p>
      <text:p text:style-name="P18">validation loss: 1.21694, accuracy: 33.72</text:p>
      <text:p text:style-name="P18">epoch: [12], step: [7/16], batch loss: 0.89617, batch accuracy: 59.38, data load time: 0.00173, step time: 0.67297</text:p>
      <text:p text:style-name="P18">validation loss: 1.15034, accuracy: 36.42</text:p>
      <text:p text:style-name="P18">epoch: [13], step: [11/16], batch loss: 0.79509, batch accuracy: 71.88, data load time: 0.00182, step time: 0.67381</text:p>
      <text:p text:style-name="P18">validation loss: 1.22231, accuracy: 40.27</text:p>
      <text:p text:style-name="P18">epoch: [14], step: [15/16], batch loss: 0.83300, batch accuracy: 65.00, data load time: 0.00111, step time: 0.42229</text:p>
      <text:p text:style-name="P18">validation loss: 1.27643, accuracy: 34.10</text:p>
      <text:p text:style-name="P18"/>
      <text:p text:style-name="P29"><text:span text:style-name="T7">increase </text:span><text:span text:style-name="T18">num epochs</text:span><text:span text:style-name="T7"> to reach better convergence </text:span><text:span text:style-name="T18">and slightly increase epoch size without overfitting</text:span></text:p>
      <text:p text:style-name="P27"><text:span text:style-name="T9"><text:s/>test</text:span><text:span text:style-name="T6">: </text:span><text:span text:style-name="T3">batch size = 32, lr = </text:span><text:span text:style-name="T5">1</text:span><text:span text:style-name="T3">e-4, epochs = </text:span><text:span text:style-name="T7">30</text:span><text:span text:style-name="T3">, epoch size = </text:span><text:span text:style-name="T7">500</text:span><text:span text:style-name="T3">, </text:span></text:p>
      <text:p text:style-name="P16"><text:soft-page-break/></text:p>
      <text:p text:style-name="P16">Writing logs to logs/siamese_CNN/CNN_bn_bs=32_lr=0.0001_run_8</text:p>
      <text:p text:style-name="P16">validation loss: 1.15470, accuracy: 33.53</text:p>
      <text:p text:style-name="P16">epoch: [1], step: [3/16], batch loss: 1.04375, batch accuracy: 34.38, data load time: 0.00208, step time: 0.68505</text:p>
      <text:p text:style-name="P16">validation loss: 1.15764, accuracy: 31.79</text:p>
      <text:p text:style-name="P16">epoch: [2], step: [7/16], batch loss: 1.02141, batch accuracy: 53.12, data load time: 0.00200, step time: 0.66838</text:p>
      <text:p text:style-name="P16">validation loss: 1.24180, accuracy: 31.60</text:p>
      <text:p text:style-name="P16">epoch: [3], step: [11/16], batch loss: 1.00315, batch accuracy: 43.75, data load time: 0.00200, step time: 0.67515</text:p>
      <text:p text:style-name="P16">validation loss: 1.25680, accuracy: 31.79</text:p>
      <text:p text:style-name="P16">epoch: [4], step: [15/16], batch loss: 0.99756, batch accuracy: 55.00, data load time: 0.00116, step time: 0.41863</text:p>
      <text:p text:style-name="P16">validation loss: 1.12759, accuracy: 32.56</text:p>
      <text:p text:style-name="P16">validation loss: 1.17765, accuracy: 30.64</text:p>
      <text:p text:style-name="P16">epoch: [6], step: [3/16], batch loss: 1.00170, batch accuracy: 46.88, data load time: 0.00175, step time: 0.66951</text:p>
      <text:p text:style-name="P16">validation loss: 1.15966, accuracy: 30.25</text:p>
      <text:p text:style-name="P16">epoch: [7], step: [7/16], batch loss: 0.95360, batch accuracy: 46.88, data load time: 0.00174, step time: 0.67143</text:p>
      <text:p text:style-name="P16">validation loss: 1.16977, accuracy: 30.06</text:p>
      <text:p text:style-name="P16">epoch: [8], step: [11/16], batch loss: 0.97784, batch accuracy: 46.88, data load time: 0.00173, step time: 0.67286</text:p>
      <text:p text:style-name="P16">validation loss: 1.14570, accuracy: 28.13</text:p>
      <text:p text:style-name="P16">epoch: [9], step: [15/16], batch loss: 0.83999, batch accuracy: 60.00, data load time: 0.00111, step time: 0.42212</text:p>
      <text:p text:style-name="P16">validation loss: 1.16638, accuracy: 35.07</text:p>
      <text:p text:style-name="P16">validation loss: 1.17397, accuracy: 33.33</text:p>
      <text:p text:style-name="P16">epoch: [11], step: [3/16], batch loss: 1.07352, batch accuracy: 46.88, data load time: 0.00169, step time: 0.67556</text:p>
      <text:p text:style-name="P16">validation loss: 1.15111, accuracy: 37.38</text:p>
      <text:p text:style-name="P16">epoch: [12], step: [7/16], batch loss: 0.85000, batch accuracy: 56.25, data load time: 0.00185, step time: 0.67599</text:p>
      <text:p text:style-name="P16">validation loss: 1.17617, accuracy: 32.95</text:p>
      <text:p text:style-name="P16">epoch: [13], step: [11/16], batch loss: 0.89588, batch accuracy: 62.50, data load time: 0.00175, step time: 0.67668</text:p>
      <text:p text:style-name="P16">validation loss: 1.16188, accuracy: 39.50</text:p>
      <text:p text:style-name="P16">epoch: [14], step: [15/16], batch loss: 0.94509, batch accuracy: 45.00, data load time: 0.00112, step time: 0.42001</text:p>
      <text:p text:style-name="P16">validation loss: 1.17106, accuracy: 36.80</text:p>
      <text:p text:style-name="P16">validation loss: 1.22989, accuracy: 35.65</text:p>
      <text:p text:style-name="P16">epoch: [16], step: [3/16], batch loss: 0.92088, batch accuracy: 53.12, data load time: 0.00177, step time: 0.67624</text:p>
      <text:p text:style-name="P16">validation loss: 1.23316, accuracy: 33.53</text:p>
      <text:p text:style-name="P16">epoch: [17], step: [7/16], batch loss: 0.85154, batch accuracy: 53.12, data load time: 0.00175, step time: 0.68208</text:p>
      <text:p text:style-name="P16">validation loss: 1.13860, accuracy: 37.38</text:p>
      <text:p text:style-name="P16"><text:soft-page-break/>epoch: [18], step: [11/16], batch loss: 0.82831, batch accuracy: 65.62, data load time: 0.00172, step time: 0.67534</text:p>
      <text:p text:style-name="P16">validation loss: 1.23901, accuracy: 31.21</text:p>
      <text:p text:style-name="P16">epoch: [19], step: [15/16], batch loss: 0.71435, batch accuracy: 70.00, data load time: 0.00112, step time: 0.42102</text:p>
      <text:p text:style-name="P16">validation loss: 1.20723, accuracy: 39.11</text:p>
      <text:p text:style-name="P16">validation loss: 1.25716, accuracy: 35.45</text:p>
      <text:p text:style-name="P16">epoch: [21], step: [3/16], batch loss: 0.77720, batch accuracy: 68.75, data load time: 0.00172, step time: 0.67651</text:p>
      <text:p text:style-name="P16">validation loss: 1.25079, accuracy: 37.76</text:p>
      <text:p text:style-name="P16">epoch: [22], step: [7/16], batch loss: 0.69805, batch accuracy: 65.62, data load time: 0.00185, step time: 0.67701</text:p>
      <text:p text:style-name="P16">validation loss: 1.39751, accuracy: 35.26</text:p>
      <text:p text:style-name="P16">epoch: [23], step: [11/16], batch loss: 0.90977, batch accuracy: 56.25, data load time: 0.00186, step time: 0.67508</text:p>
      <text:p text:style-name="P16">validation loss: 1.19806, accuracy: 40.08</text:p>
      <text:p text:style-name="P16">epoch: [24], step: [15/16], batch loss: 0.90660, batch accuracy: 75.00, data load time: 0.00112, step time: 0.42292</text:p>
      <text:p text:style-name="P16">validation loss: 1.33547, accuracy: 39.50</text:p>
      <text:p text:style-name="P16">validation loss: 1.21577, accuracy: 37.96</text:p>
      <text:p text:style-name="P16">epoch: [26], step: [3/16], batch loss: 0.54127, batch accuracy: 81.25, data load time: 0.00174, step time: 0.67606</text:p>
      <text:p text:style-name="P16">validation loss: 1.36794, accuracy: 35.65</text:p>
      <text:p text:style-name="P28">epoch: [27], step: [7/16], batch loss: 0.54732, batch accuracy: 75.00, data load time: 0.00177, step time: 0.67873</text:p>
      <text:p text:style-name="P28">validation loss: 1.25940, accuracy: 41.62</text:p>
      <text:p text:style-name="P16">epoch: [28], step: [11/16], batch loss: 0.67900, batch accuracy: 75.00, data load time: 0.00199, step time: 0.67877</text:p>
      <text:p text:style-name="P16">validation loss: 1.31521, accuracy: 32.18</text:p>
      <text:p text:style-name="P16">epoch: [29], step: [15/16], batch loss: 0.74221, batch accuracy: 65.00, data load time: 0.00109, step time: 0.42311</text:p>
      <text:p text:style-name="P16">validation loss: 1.31157, accuracy: 36.42</text:p>
      <text:p text:style-name="P16"/>
      <text:p text:style-name="P16"/>
      <text:p text:style-name="P21">reduce learning rate slightly </text:p>
      <text:p text:style-name="P20"><text:span text:style-name="T38">test</text:span><text:span text:style-name="T34">: </text:span><text:span text:style-name="T39">batch size </text:span><text:span text:style-name="T41">=</text:span><text:span text:style-name="T39"> 32, lr = </text:span><text:span text:style-name="T33">1</text:span><text:span text:style-name="T39">e-</text:span><text:span text:style-name="T41">5</text:span><text:span text:style-name="T39">, epochs = </text:span><text:span text:style-name="T35">30</text:span><text:span text:style-name="T39">, epoch size = </text:span><text:span text:style-name="T35">500 →</text:span><text:span text:style-name="T41"> not learning anything meaningful, lr too low</text:span></text:p>
      <text:p text:style-name="P20"/>
      <text:p text:style-name="P31"><text:span text:style-name="T9">test</text:span><text:span text:style-name="T6">: </text:span><text:span text:style-name="T3">batch size </text:span><text:span text:style-name="T19">=</text:span><text:span text:style-name="T3"> 32, lr = </text:span><text:span text:style-name="T5">1</text:span><text:span text:style-name="T3">e-</text:span><text:span text:style-name="T19">3</text:span><text:span text:style-name="T3">, epochs = </text:span><text:span text:style-name="T7">30</text:span><text:span text:style-name="T3">, epoch size = </text:span><text:span text:style-name="T20">1000</text:span><text:span text:style-name="T7"> →</text:span><text:span text:style-name="T19"> </text:span><text:span text:style-name="T21">high test accuracy, </text:span><text:span text:style-name="T22">very </text:span><text:span text:style-name="T21">low </text:span><text:span text:style-name="T22">and random </text:span><text:span text:style-name="T21">validation accuracy. </text:span><text:span text:style-name="T22">Between 31 and 33</text:span></text:p>
      <text:p text:style-name="P31"><text:span text:style-name="T22"/></text:p>
      <text:p text:style-name="P32"><text:span text:style-name="T22">a</text:span><text:span text:style-name="T1">round 1e-4 is where the model trains best</text:span></text:p>
      <text:p text:style-name="P32"><text:span text:style-name="T11">test</text:span><text:span text:style-name="T1">: </text:span><text:span text:style-name="T3">batch size </text:span><text:span text:style-name="T19">=</text:span><text:span text:style-name="T3"> 32, lr = </text:span><text:span text:style-name="T1">2</text:span><text:span text:style-name="T3">e-</text:span><text:span text:style-name="T1">4</text:span><text:span text:style-name="T3">, epochs = </text:span><text:span text:style-name="T7">30</text:span><text:span text:style-name="T3">, epoch size = </text:span><text:span text:style-name="T20">1000</text:span><text:span text:style-name="T7"> </text:span></text:p>
      <text:p text:style-name="P32"><text:span text:style-name="T21">f</text:span><text:span text:style-name="T1">inal validation accuracy = 42.39</text:span></text:p>
      <text:p text:style-name="P31"><text:span text:style-name="T21">epoch: [0], step: [19/32], batch loss: 1.07487, batch accuracy: 37.50, data load time: 0.00169, step time: 0.69147</text:span></text:p>
      <text:p text:style-name="P31"><text:span text:style-name="T21">validation loss: 1.27549, accuracy: 33.33</text:span></text:p>
      <text:p text:style-name="P31"><text:soft-page-break/><text:span text:style-name="T21">epoch: [1], step: [7/32], batch loss: 1.11681, batch accuracy: 43.75, data load time: 0.00188, step time: 0.63248</text:span></text:p>
      <text:p text:style-name="P31"><text:span text:style-name="T21">epoch: [1], step: [27/32], batch loss: 1.05159, batch accuracy: 34.38, data load time: 0.00166, step time: 0.63464</text:span></text:p>
      <text:p text:style-name="P31"><text:span text:style-name="T21">validation loss: 1.12080, accuracy: 30.25</text:span></text:p>
      <text:p text:style-name="P31"><text:span text:style-name="T21">epoch: [2], step: [15/32], batch loss: 1.05260, batch accuracy: 34.38, data load time: 0.00165, step time: 0.63808</text:span></text:p>
      <text:p text:style-name="P31"><text:span text:style-name="T21">validation loss: 1.12394, accuracy: 32.95</text:span></text:p>
      <text:p text:style-name="P31"><text:span text:style-name="T21">epoch: [3], step: [3/32], batch loss: 1.04293, batch accuracy: 40.62, data load time: 0.00195, step time: 0.64331</text:span></text:p>
      <text:p text:style-name="P31"><text:span text:style-name="T21">epoch: [3], step: [23/32], batch loss: 0.95843, batch accuracy: 50.00, data load time: 0.00165, step time: 0.64278</text:span></text:p>
      <text:p text:style-name="P31"><text:span text:style-name="T21">validation loss: 1.17979, accuracy: 36.42</text:span></text:p>
      <text:p text:style-name="P31"><text:span text:style-name="T21">epoch: [4], step: [11/32], batch loss: 1.04327, batch accuracy: 46.88, data load time: 0.00166, step time: 0.64317</text:span></text:p>
      <text:p text:style-name="P31"><text:span text:style-name="T21">epoch: [4], step: [31/32], batch loss: 1.08222, batch accuracy: 50.00, data load time: 0.00048, step time: 0.16829</text:span></text:p>
      <text:p text:style-name="P31"><text:span text:style-name="T21">validation loss: 1.25717, accuracy: 34.87</text:span></text:p>
      <text:p text:style-name="P31"><text:span text:style-name="T21">epoch: [5], step: [19/32], batch loss: 0.87668, batch accuracy: 59.38, data load time: 0.00167, step time: 0.64624</text:span></text:p>
      <text:p text:style-name="P31"><text:span text:style-name="T21">validation loss: 1.27464, accuracy: 32.95</text:span></text:p>
      <text:p text:style-name="P31"><text:span text:style-name="T21">epoch: [6], step: [7/32], batch loss: 0.87257, batch accuracy: 56.25, data load time: 0.00170, step time: 0.64662</text:span></text:p>
      <text:p text:style-name="P31"><text:span text:style-name="T21">epoch: [6], step: [27/32], batch loss: 0.74086, batch accuracy: 65.62, data load time: 0.00170, step time: 0.64731</text:span></text:p>
      <text:p text:style-name="P31"><text:span text:style-name="T21">validation loss: 1.29817, accuracy: 39.88</text:span></text:p>
      <text:p text:style-name="P31"><text:span text:style-name="T21">epoch: [7], step: [15/32], batch loss: 1.05012, batch accuracy: 50.00, data load time: 0.00171, step time: 0.64691</text:span></text:p>
      <text:p text:style-name="P31"><text:span text:style-name="T21">validation loss: 1.25331, accuracy: 31.41</text:span></text:p>
      <text:p text:style-name="P31"><text:span text:style-name="T21">epoch: [8], step: [3/32], batch loss: 0.85299, batch accuracy: 62.50, data load time: 0.00174, step time: 0.64839</text:span></text:p>
      <text:p text:style-name="P31"><text:span text:style-name="T21">epoch: [8], step: [23/32], batch loss: 0.83783, batch accuracy: 50.00, data load time: 0.00166, step time: 0.64875</text:span></text:p>
      <text:p text:style-name="P31"><text:span text:style-name="T21">validation loss: 1.17110, accuracy: 33.91</text:span></text:p>
      <text:p text:style-name="P31"><text:span text:style-name="T21">epoch: [9], step: [11/32], batch loss: 0.89543, batch accuracy: 59.38, data load time: 0.00165, step time: 0.64928</text:span></text:p>
      <text:p text:style-name="P31"><text:span text:style-name="T21">epoch: [9], step: [31/32], batch loss: 1.21718, batch accuracy: 50.00, data load time: 0.00047, step time: 0.17032</text:span></text:p>
      <text:p text:style-name="P31"><text:span text:style-name="T21">validation loss: 1.29158, accuracy: 39.31</text:span></text:p>
      <text:p text:style-name="P31"><text:span text:style-name="T21">epoch: [10], step: [19/32], batch loss: 1.00534, batch accuracy: 53.12, data load time: 0.00167, step time: 0.64853</text:span></text:p>
      <text:p text:style-name="P31"><text:span text:style-name="T21">validation loss: 1.23344, accuracy: 38.15</text:span></text:p>
      <text:p text:style-name="P31"><text:span text:style-name="T21">epoch: [11], step: [7/32], batch loss: 0.92996, batch accuracy: 50.00, data load time: 0.00167, step time: 0.65014</text:span></text:p>
      <text:p text:style-name="P31"><text:span text:style-name="T21">epoch: [11], step: [27/32], batch loss: 0.82043, batch accuracy: 62.50, data load time: 0.00165, step time: 0.65061</text:span></text:p>
      <text:p text:style-name="P31"><text:span text:style-name="T21">validation loss: 1.16214, accuracy: 43.55</text:span></text:p>
      <text:p text:style-name="P31"><text:span text:style-name="T21">epoch: [12], step: [15/32], batch loss: 0.60850, batch accuracy: 81.25, data load time: 0.00169, step time: 0.64974</text:span></text:p>
      <text:p text:style-name="P31"><text:soft-page-break/><text:span text:style-name="T21">validation loss: 1.21218, accuracy: 40.27</text:span></text:p>
      <text:p text:style-name="P31"><text:span text:style-name="T21">epoch: [13], step: [3/32], batch loss: 0.76389, batch accuracy: 59.38, data load time: 0.00172, step time: 0.64969</text:span></text:p>
      <text:p text:style-name="P31"><text:span text:style-name="T21">epoch: [13], step: [23/32], batch loss: 0.95925, batch accuracy: 53.12, data load time: 0.00172, step time: 0.64920</text:span></text:p>
      <text:p text:style-name="P31"><text:span text:style-name="T21">validation loss: 1.76791, accuracy: 40.46</text:span></text:p>
      <text:p text:style-name="P31"><text:span text:style-name="T21">epoch: [14], step: [11/32], batch loss: 0.80488, batch accuracy: 71.88, data load time: 0.00166, step time: 0.65468</text:span></text:p>
      <text:p text:style-name="P31"><text:span text:style-name="T21">epoch: [14], step: [31/32], batch loss: 0.76993, batch accuracy: 62.50, data load time: 0.00047, step time: 0.16989</text:span></text:p>
      <text:p text:style-name="P31"><text:span text:style-name="T21">validation loss: 1.51866, accuracy: 38.34</text:span></text:p>
      <text:p text:style-name="P31"><text:span text:style-name="T21">epoch: [15], step: [19/32], batch loss: 0.80005, batch accuracy: 65.62, data load time: 0.00169, step time: 0.65102</text:span></text:p>
      <text:p text:style-name="P31"><text:span text:style-name="T21">validation loss: 1.56566, accuracy: 38.92</text:span></text:p>
      <text:p text:style-name="P31"><text:span text:style-name="T21">epoch: [16], step: [7/32], batch loss: 0.58435, batch accuracy: 65.62, data load time: 0.00167, step time: 0.64730</text:span></text:p>
      <text:p text:style-name="P31"><text:span text:style-name="T21">epoch: [16], step: [27/32], batch loss: 0.75345, batch accuracy: 65.62, data load time: 0.00166, step time: 0.64850</text:span></text:p>
      <text:p text:style-name="P31"><text:span text:style-name="T21">validation loss: 1.31405, accuracy: 42.77</text:span></text:p>
      <text:p text:style-name="P31"><text:span text:style-name="T21">epoch: [17], step: [15/32], batch loss: 0.77402, batch accuracy: 56.25, data load time: 0.00167, step time: 0.65433</text:span></text:p>
      <text:p text:style-name="P31"><text:span text:style-name="T21">validation loss: 1.40594, accuracy: 41.23</text:span></text:p>
      <text:p text:style-name="P31"><text:span text:style-name="T21">epoch: [18], step: [3/32], batch loss: 0.97678, batch accuracy: 50.00, data load time: 0.00171, step time: 0.64889</text:span></text:p>
      <text:p text:style-name="P31"><text:span text:style-name="T21">epoch: [18], step: [23/32], batch loss: 0.81303, batch accuracy: 75.00, data load time: 0.00166, step time: 0.64876</text:span></text:p>
      <text:p text:style-name="P31"><text:span text:style-name="T21">validation loss: 1.45235, accuracy: 39.11</text:span></text:p>
      <text:p text:style-name="P31"><text:span text:style-name="T21">epoch: [19], step: [11/32], batch loss: 0.51847, batch accuracy: 87.50, data load time: 0.00169, step time: 0.65010</text:span></text:p>
      <text:p text:style-name="P31"><text:span text:style-name="T21">epoch: [19], step: [31/32], batch loss: 0.73163, batch accuracy: 50.00, data load time: 0.00072, step time: 0.17344</text:span></text:p>
      <text:p text:style-name="P31"><text:span text:style-name="T21">validation loss: 1.53615, accuracy: 38.92</text:span></text:p>
      <text:p text:style-name="P31"><text:span text:style-name="T21">epoch: [20], step: [19/32], batch loss: 0.40782, batch accuracy: 90.62, data load time: 0.00168, step time: 0.65164</text:span></text:p>
      <text:p text:style-name="P31"><text:span text:style-name="T21">validation loss: 1.47745, accuracy: 39.11</text:span></text:p>
      <text:p text:style-name="P31"><text:span text:style-name="T21">epoch: [21], step: [7/32], batch loss: 0.83470, batch accuracy: 65.62, data load time: 0.00168, step time: 0.64930</text:span></text:p>
      <text:p text:style-name="P31"><text:span text:style-name="T21">epoch: [21], step: [27/32], batch loss: 0.50086, batch accuracy: 81.25, data load time: 0.00169, step time: 0.67061</text:span></text:p>
      <text:p text:style-name="P31"><text:span text:style-name="T21">validation loss: 1.71780, accuracy: 43.35</text:span></text:p>
      <text:p text:style-name="P31"><text:span text:style-name="T21">epoch: [22], step: [15/32], batch loss: 0.72022, batch accuracy: 62.50, data load time: 0.00183, step time: 0.66389</text:span></text:p>
      <text:p text:style-name="P31"><text:span text:style-name="T21">validation loss: 1.69822, accuracy: 42.00</text:span></text:p>
      <text:p text:style-name="P31"><text:span text:style-name="T21">epoch: [23], step: [3/32], batch loss: 0.74994, batch accuracy: 75.00, data load time: 0.00172, step time: 0.65395</text:span></text:p>
      <text:p text:style-name="P31"><text:span text:style-name="T21">epoch: [23], step: [23/32], batch loss: 0.70489, batch accuracy: 75.00, data load time: 0.00169, step time: 0.65576</text:span></text:p>
      <text:p text:style-name="P31"><text:span text:style-name="T21">validation loss: 1.60603, accuracy: 41.62</text:span></text:p>
      <text:p text:style-name="P31"><text:soft-page-break/><text:span text:style-name="T21">epoch: [24], step: [11/32], batch loss: 0.75348, batch accuracy: 71.88, data load time: 0.00170, step time: 0.66219</text:span></text:p>
      <text:p text:style-name="P31"><text:span text:style-name="T21">epoch: [24], step: [31/32], batch loss: 0.94940, batch accuracy: 62.50, data load time: 0.00047, step time: 0.16985</text:span></text:p>
      <text:p text:style-name="P37"><text:span text:style-name="T21">validation loss: 1.62710, accuracy: 46.44</text:span></text:p>
      <text:p text:style-name="P37"><text:span text:style-name="T21">epoch: [25], step: [19/32], batch loss: 0.70735, batch accuracy: 68.75, data load time: 0.00169, step time: 0.65686</text:span></text:p>
      <text:p text:style-name="P37"><text:span text:style-name="T21">validation loss: 1.29486, accuracy: 49.52</text:span></text:p>
      <text:p text:style-name="P37"><text:span text:style-name="T21">epoch: [26], step: [7/32], batch loss: 0.48991, batch accuracy: 81.25, data load time: 0.00168, step time: 0.65829</text:span></text:p>
      <text:p text:style-name="P37"><text:span text:style-name="T21">epoch: [26], step: [27/32], batch loss: 0.40873, batch accuracy: 87.50, data load time: 0.00169, step time: 0.65837</text:span></text:p>
      <text:p text:style-name="P37"><text:span text:style-name="T21">validation loss: 1.27496, accuracy: 46.82</text:span></text:p>
      <text:p text:style-name="P37"><text:span text:style-name="T21">epoch: [27], step: [15/32], batch loss: 0.45811, batch accuracy: 78.12, data load time: 0.00172, step time: 0.64968</text:span></text:p>
      <text:p text:style-name="P37"><text:span text:style-name="T21">validation loss: 1.38423, accuracy: 46.82</text:span></text:p>
      <text:p text:style-name="P31"><text:span text:style-name="T21">epoch: [28], step: [3/32], batch loss: 0.25083, batch accuracy: 93.75, data load time: 0.00169, step time: 0.64993</text:span></text:p>
      <text:p text:style-name="P31"><text:span text:style-name="T21">epoch: [28], step: [23/32], batch loss: 0.30023, batch accuracy: 93.75, data load time: 0.00166, step time: 0.65078</text:span></text:p>
      <text:p text:style-name="P31"><text:span text:style-name="T21">validation loss: 1.70075, accuracy: 39.31</text:span></text:p>
      <text:p text:style-name="P31"><text:span text:style-name="T21">epoch: [29], step: [11/32], batch loss: 0.82911, batch accuracy: 68.75, data load time: 0.00173, step time: 0.64824</text:span></text:p>
      <text:p text:style-name="P31"><text:span text:style-name="T21">epoch: [29], step: [31/32], batch loss: 0.33633, batch accuracy: 87.50, data load time: 0.00049, step time: 0.16871</text:span></text:p>
      <text:p text:style-name="P31"><text:span text:style-name="T21">validation loss: 1.50723, accuracy: 42.39</text:span></text:p>
      <text:p text:style-name="P31"><text:span text:style-name="T21"/></text:p>
      <text:p text:style-name="P31"><text:span text:style-name="T21"/></text:p>
      <text:p text:style-name="P40"><text:span text:style-name="T21">U</text:span><text:span text:style-name="T1">SING VALIDATION LOSS</text:span></text:p>
      <text:p text:style-name="P40"><text:span text:style-name="T1"/></text:p>
      <text:p text:style-name="P36"><text:span text:style-name="T12">test</text:span><text:span text:style-name="T22">: </text:span><text:span text:style-name="T3">batch size </text:span><text:span text:style-name="T19">=</text:span><text:span text:style-name="T3"> 32, lr = </text:span><text:span text:style-name="T22">3</text:span><text:span text:style-name="T3">e-</text:span><text:span text:style-name="T22">4</text:span><text:span text:style-name="T3">, epochs = </text:span><text:span text:style-name="T22">60</text:span><text:span text:style-name="T3">, epoch size = </text:span><text:span text:style-name="T20">1000</text:span><text:span text:style-name="T7"> </text:span></text:p>
      <text:p text:style-name="P36"><text:span text:style-name="T7"/></text:p>
      <text:p text:style-name="P36"><text:span text:style-name="T7">*</text:span><text:span text:style-name="T23">at 30 epochs, validation accuracy is 46.82 so this lr is already better than previous </text:span></text:p>
      <text:p text:style-name="P36"><text:span text:style-name="T23"/></text:p>
      <text:p text:style-name="P32"><text:span text:style-name="T21">final validation accuracy </text:span><text:span text:style-name="T1">= </text:span><text:span text:style-name="T27">53.76</text:span></text:p>
      <text:p text:style-name="P38"><text:span text:style-name="T24">f</text:span><text:span text:style-name="T1">inal test accuracy </text:span><text:span text:style-name="T25">=</text:span></text:p>
      <text:p text:style-name="P38"><text:span text:style-name="T25">Test Loss: 1.74963, Test Accuracy: 45.66</text:span></text:p>
      <text:p text:style-name="P38"><text:span text:style-name="T25"/></text:p>
      <text:p text:style-name="P38"><text:span text:style-name="T25">-</text:span><text:span text:style-name="T27">failed to generalize to new images </text:span></text:p>
      <text:p text:style-name="P38"><text:span text:style-name="T27"/></text:p>
      <text:p text:style-name="P39"><text:span text:style-name="T25">b</text:span><text:span text:style-name="T1">atch accuracy on average = 84-90 – super high - </text:span><text:span text:style-name="T27">overfitting</text:span></text:p>
      <text:p text:style-name="P31"><text:span text:style-name="T21"/></text:p>
      <text:p text:style-name="P39"><text:span text:style-name="T21">P</text:span><text:span text:style-name="T1">ROBLEM HERE – validation loss increases too quickly and optimal validation loss is found at maybe epoch 3. Meaning that we must decrease our learning rate in order to not early stop this early. </text:span></text:p>
      <text:p text:style-name="P39"><text:span text:style-name="T1">Over fitting – when validation loss begins a sustained increase while the training loss continues to drop </text:span></text:p>
      <text:p text:style-name="P31"><text:span text:style-name="T21"/></text:p>
      <text:p text:style-name="P45"><text:soft-page-break/><text:span text:style-name="T21">r</text:span><text:span text:style-name="T28">educe lr and epoch num</text:span></text:p>
      <text:p text:style-name="P42"><text:span text:style-name="T12">test</text:span><text:span text:style-name="T22">: </text:span><text:span text:style-name="T3">batch size </text:span><text:span text:style-name="T19">=</text:span><text:span text:style-name="T3"> 32, lr = </text:span><text:span text:style-name="T26">1</text:span><text:span text:style-name="T3">e-</text:span><text:span text:style-name="T22">4</text:span><text:span text:style-name="T3">, epochs = </text:span><text:span text:style-name="T26">3</text:span><text:span text:style-name="T22">0</text:span><text:span text:style-name="T3">, epoch size = </text:span><text:span text:style-name="T20">1000</text:span><text:span text:style-name="T7"> </text:span></text:p>
      <text:p text:style-name="P43"><text:span text:style-name="T21">l</text:span><text:span text:style-name="T1">eave epoch size as is</text:span></text:p>
      <text:p text:style-name="P31"><text:span text:style-name="T21"/></text:p>
      <text:p text:style-name="P31"><text:span text:style-name="T21">Test Loss: 1.63916, Test Accuracy: 39.50%</text:span></text:p>
      <text:p text:style-name="P31"><text:span text:style-name="T21"/></text:p>
      <text:p text:style-name="P31"><text:span text:style-name="T21"/></text:p>
      <text:p text:style-name="P31"><text:span text:style-name="T21"/></text:p>
      <text:p text:style-name="P31"><text:span text:style-name="T21"/></text:p>
      <text:p text:style-name="P31"><text:span text:style-name="T21"/></text:p>
      <text:p text:style-name="P31"><text:span text:style-name="T21"/></text:p>
      <text:p text:style-name="P44"><text:span text:style-name="T17">t</text:span><text:span text:style-name="T11">est</text:span><text:span text:style-name="T1">: implement early stopping – maybe after 1</text:span><text:span text:style-name="T29">5</text:span><text:span text:style-name="T1"> epochs if validation loss hasn’t decreased then stop and use the weights recorded there </text:span></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31"><text:span text:style-name="T21"/></text:p>
      <text:p text:style-name="P32"><text:span text:style-name="T21">i</text:span><text:span text:style-name="T1">ncrease number epochs as validation accuracy is increasing by large quantities as number epochs increases </text:span></text:p>
      <text:p text:style-name="P31"><text:span text:style-name="T21"/></text:p>
      <text:p text:style-name="P31"><text:span text:style-name="T21"/></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line-break/>implemented preprocessing to training dataset</text:p>
      <text:p text:style-name="P19"/>
      <text:p text:style-name="P19"><text:s/></text:p>
      <text:p text:style-name="P26"/>
      <text:p text:style-name="P25"/>
      <text:p text:style-name="P16"/>
      <text:p text:style-name="P16"><text:soft-page-break/><text:line-break/> </text:p>
      <text:p text:style-name="P9"/>
      <text:p text:style-name="P9"/>
      <text:p text:style-name="P5"/>
      <text:p text:style-name="P5"/>
      <text:p text:style-name="P5">* Small batches (8-16) lead to noisy gradients, contributing to the high batch accuracy variance. A larger batch size stabilizes training.</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Droid Sans Mono" svg:font-family="'Droid Sans Mono', monospace, monospace"/>
    <style:font-face style:name="Lohit Devanagari"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21</meta:editing-cycles>
    <meta:creation-date>2025-11-19T12:56:00</meta:creation-date>
    <dc:date>2025-11-24T18:36:58.071008149</dc:date>
    <meta:editing-duration>PT4H18M8S</meta:editing-duration>
    <meta:generator>LibreOffice/6.4.7.2$Linux_X86_64 LibreOffice_project/40$Build-2</meta:generator>
    <meta:document-statistic meta:table-count="0" meta:image-count="0" meta:object-count="0" meta:page-count="10" meta:paragraph-count="247" meta:word-count="2800" meta:character-count="19016" meta:non-whitespace-character-count="164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